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1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gsana New" svg:font-family="'Angsan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ce19" officeooo:paragraph-rsid="0036ce19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ce19" officeooo:paragraph-rsid="0036ce19"/>
    </style:style>
    <style:style style:name="P6" style:family="paragraph" style:parent-style-name="Standard">
      <style:text-properties style:font-name="Open Sans" officeooo:rsid="0036ce19" officeooo:paragraph-rsid="0036ce19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358a91" officeooo:paragraph-rsid="00358a91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6ce19" officeooo:paragraph-rsid="0036ce19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6ce19" officeooo:paragraph-rsid="0036ce19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officeooo:rsid="0036ce19"/>
    </style:style>
    <style:style style:name="T4" style:family="text">
      <style:text-properties officeooo:rsid="002a8d2f"/>
    </style:style>
    <style:style style:name="T5" style:family="text">
      <style:text-properties officeooo:rsid="003852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 Value<text:span text:style-name="T5">s</text:span> Sort</text:p>
      <text:p text:style-name="P1">Time limit: 1 sec</text:p>
      <text:p text:style-name="P6"><text:tab/>Given an array of <text:s/>N elements such that each element is either 1, 2 or 3. Your task is to sort this array. The sort can be done by an operation called swap. Each swap switches elements in two positions. For example, swap(1,10) <text:s/>exchanges the element at the position 1 with the element at the position 10. Your task is to sort this array using smallest number of swap.</text:p>
      <text:h text:style-name="P10" text:outline-level="1">Input</text:h>
      <text:list xml:id="list824677193938581440" text:style-name="L1">
        <text:list-item>
          <text:p text:style-name="P7"><text:span text:style-name="T1">The first line of input gives the number of </text:span><text:span text:style-name="T3">element</text:span><text:span text:style-name="T1"> </text:span><text:span text:style-name="T2">N</text:span><text:span text:style-name="T1">. </text:span><text:span text:style-name="T3">(1 &lt;= N &lt;= 100,000)</text:span></text:p>
        </text:list-item>
        <text:list-item>
          <text:p text:style-name="P8"><text:span text:style-name="T3">T</text:span><text:span text:style-name="T1">he next line contains N integers that represents the array. The value of each number is either 1, 2 or 3.</text:span></text:p>
        </text:list-item>
      </text:list>
      <text:h text:style-name="P11" text:outline-level="1">Output</text:h>
      <text:p text:style-name="P2"><text:tab/><text:span text:style-name="T4">The output must contain exactly one line containing the minimum number of call to swap that sort the array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7</text:p>
            <text:p text:style-name="P4">2 2 1 3 2 1 3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1">
          <table:table-cell table:style-name="Table1.A3" office:value-type="string">
            <text:p text:style-name="P5">11</text:p>
            <text:p text:style-name="P5">1 1 1 2 2 2 3 3 3 3 3</text:p>
          </table:table-cell>
          <table:table-cell table:style-name="Table1.A3" office:value-type="string">
            <text:p text:style-name="P5">0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1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gsana New" svg:font-family="'Angsan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1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fo:orphans="2" fo:widows="2"/>
      <style:text-properties style:font-name="Tahoma1" fo:font-family="Tahoma" style:font-family-generic="roman" style:font-pitch="variable" fo:font-size="8pt" style:font-name-asian="Angsana New" style:font-family-asian="'Angsana New'" style:font-family-generic-asian="system" style:font-pitch-asian="variable" style:font-size-asian="8pt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1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ocument_20_Map_20_Char" style:display-name="Document Map Char" style:family="text">
      <style:text-properties style:font-name="Tahoma1" fo:font-family="Tahoma" style:font-family-generic="roman" style:font-pitch="variable" fo:font-size="8pt" style:font-name-asian="Angsana New" style:font-family-asian="'Angsana New'" style:font-family-generic-asian="system" style:font-pitch-asian="variable" style:font-size-asian="8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meta:editing-duration>PT1H24M44S</meta:editing-duration>
    <meta:editing-cycles>28</meta:editing-cycles>
    <dc:date>2014-10-28T00:10:26.999494145</dc:date>
    <meta:document-statistic meta:table-count="1" meta:image-count="0" meta:object-count="0" meta:page-count="1" meta:paragraph-count="17" meta:word-count="161" meta:character-count="757" meta:non-whitespace-character-count="610"/>
  </office:meta>
</office:document-meta>
</file>